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 fo:min-height="2.497cm" fo:min-width="26.7cm"/>
    </style:style>
    <style:style style:name="gr3" style:family="graphic" style:parent-style-name="objectwithoutfill">
      <style:graphic-properties svg:stroke-color="#000000" draw:marker-end="Arrow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24cm" fo:min-width="4.9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78cm"/>
    </style:style>
    <style:style style:name="gr6" style:family="graphic" style:parent-style-name="standard">
      <style:graphic-properties draw:textarea-horizontal-align="justify" draw:textarea-vertical-align="middle" draw:auto-grow-height="false" fo:min-height="1.124cm" fo:min-width="4.9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24cm" fo:min-width="9.492cm"/>
    </style:style>
    <style:style style:name="gr9" style:family="graphic" style:parent-style-name="standard">
      <style:graphic-properties draw:textarea-horizontal-align="justify" draw:textarea-vertical-align="middle" draw:auto-grow-height="false" fo:min-height="1.124cm" fo:min-width="3.571cm"/>
    </style:style>
    <style:style style:name="gr10" style:family="graphic" style:parent-style-name="standard">
      <style:graphic-properties draw:textarea-horizontal-align="justify" draw:textarea-vertical-align="middle" draw:auto-grow-height="false" fo:min-height="1.124cm" fo:min-width="5.791cm"/>
    </style:style>
    <style:style style:name="gr11" style:family="graphic" style:parent-style-name="standard">
      <style:graphic-properties draw:fill="none" draw:textarea-horizontal-align="justify" draw:textarea-vertical-align="top" draw:auto-grow-height="false" fo:min-height="0.55cm" fo:min-width="17.3cm"/>
    </style:style>
    <style:style style:name="gr12" style:family="graphic" style:parent-style-name="standard">
      <style:graphic-properties draw:textarea-horizontal-align="justify" draw:textarea-vertical-align="middle" draw:auto-grow-height="false" fo:min-height="1.124cm" fo:min-width="17.3cm"/>
    </style:style>
    <style:style style:name="gr13" style:family="graphic" style:parent-style-name="standard">
      <style:graphic-properties draw:textarea-horizontal-align="justify" draw:textarea-vertical-align="middle" draw:auto-grow-height="false" fo:min-height="1.124cm" fo:min-width="4.211cm"/>
    </style:style>
    <style:style style:name="gr14" style:family="graphic" style:parent-style-name="standard">
      <style:graphic-properties draw:textarea-horizontal-align="justify" draw:textarea-vertical-align="middle" draw:auto-grow-height="false" fo:min-height="1.124cm" fo:min-width="3.3cm"/>
    </style:style>
    <style:style style:name="gr15" style:family="graphic" style:parent-style-name="standard">
      <style:graphic-properties draw:textarea-horizontal-align="justify" draw:textarea-vertical-align="middle" draw:auto-grow-height="false" fo:min-height="1.124cm" fo:min-width="4.046cm"/>
    </style:style>
    <style:style style:name="gr16" style:family="graphic" style:parent-style-name="standard">
      <style:graphic-properties draw:textarea-horizontal-align="justify" draw:textarea-vertical-align="middle" draw:auto-grow-height="false" fo:min-height="1.124cm" fo:min-width="4.113cm"/>
    </style:style>
    <style:style style:name="gr17" style:family="graphic" style:parent-style-name="standard">
      <style:graphic-properties draw:textarea-horizontal-align="justify" draw:textarea-vertical-align="middle" draw:auto-grow-height="false" fo:min-height="1.124cm" fo:min-width="4.143cm"/>
    </style:style>
    <style:style style:name="gr18" style:family="graphic" style:parent-style-name="standard">
      <style:graphic-properties draw:textarea-horizontal-align="justify" draw:textarea-vertical-align="middle" draw:auto-grow-height="false" fo:min-height="1.124cm" fo:min-width="3.5cm"/>
    </style:style>
    <style:style style:name="gr19" style:family="graphic" style:parent-style-name="standard">
      <style:graphic-properties draw:textarea-horizontal-align="justify" draw:textarea-vertical-align="middle" draw:auto-grow-height="false" fo:min-height="1.124cm" fo:min-width="1.9cm"/>
    </style:style>
    <style:style style:name="gr20" style:family="graphic" style:parent-style-name="standard">
      <style:graphic-properties draw:textarea-horizontal-align="justify" draw:textarea-vertical-align="middle" draw:auto-grow-height="false" fo:min-height="1.124cm" fo:min-width="1.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ky-Chai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er Programme Value Rated Pay Per View</text:p>
            <text:p/>
            <text:p>On Blockcha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draw:layer="layout" svg:width="27.2cm" svg:height="2.747cm" svg:x="0.4cm" svg:y="17.053cm">
          <text:p text:style-name="P2"><text:span text:style-name="T1">Pay Per View - NowCoin Chai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286cm" svg:y1="10.087cm" svg:x2="24.455cm" svg:y2="10.087cm">
          <text:p text:style-name="P2"><text:span text:style-name="T1"/></text:p>
        </draw:line>
        <draw:frame presentation:style-name="pr1" draw:layer="layout" svg:width="25.199cm" svg:height="3.506cm" svg:x="1.4cm" svg:y="0.837cm" presentation:class="title">
          <draw:text-box>
            <text:p>Charge Rate Per Pogram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ach Content Has A Different Charge Rate</text:p>
              </text:list-item>
            </text:list>
          </draw:text-box>
        </draw:frame>
        <draw:custom-shape draw:style-name="gr4" draw:text-style-name="P3" draw:layer="layout" svg:width="5.457cm" svg:height="1.374cm" svg:x="17.61cm" svg:y="9.4cm">
          <text:p text:style-name="P2"><text:span text:style-name="T1">News</text:span></text:p>
          <text:p text:style-name="P2"><text:span text:style-name="T1">(30 min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57cm" svg:height="1.374cm" svg:x="5.211cm" svg:y="9.4cm">
          <text:p text:style-name="P2"><text:span text:style-name="T1">Neighbours</text:span></text:p>
          <text:p text:style-name="P2"><text:span text:style-name="T1">(30 min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57cm" svg:height="1.374cm" svg:x="11.41cm" svg:y="9.4cm">
          <text:p text:style-name="P2"><text:span text:style-name="T1">Game Of Thrones</text:span></text:p>
          <text:p text:style-name="P2"><text:span text:style-name="T1">(60 min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57cm" svg:height="1.374cm" svg:x="17.61cm" svg:y="11.166cm">
          <text:p text:style-name="P2"><text:span text:style-name="T1">x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57cm" svg:height="1.374cm" svg:x="5.211cm" svg:y="11.166cm">
          <text:p text:style-name="P2"><text:span text:style-name="T1">x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01cm" svg:height="0.828cm" svg:x="0.77cm" svg:y="9.4cm">
          <draw:text-box>
            <text:p><text:span text:style-name="T1">Programme</text:span></text:p>
          </draw:text-box>
        </draw:frame>
        <draw:frame draw:style-name="gr5" draw:text-style-name="P5" draw:layer="layout" svg:width="3.701cm" svg:height="0.828cm" svg:x="0.77cm" svg:y="11.712cm">
          <draw:text-box>
            <text:p><text:span text:style-name="T1">Rate</text:span></text:p>
          </draw:text-box>
        </draw:frame>
        <draw:custom-shape draw:style-name="gr6" draw:text-style-name="P3" draw:layer="layout" svg:width="5.456cm" svg:height="1.374cm" svg:x="11.41cm" svg:y="11.166cm">
          <text:p text:style-name="P2"><text:span text:style-name="T1">x4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986cm" svg:y1="12.736cm" svg:x2="7.986cm" svg:y2="16.948cm">
          <text:p text:style-name="P2"><text:span text:style-name="T1"/></text:p>
        </draw:line>
        <draw:line draw:style-name="gr7" draw:text-style-name="P4" draw:layer="layout" svg:x1="20.384cm" svg:y1="12.736cm" svg:x2="20.384cm" svg:y2="16.948cm">
          <text:p text:style-name="P2"><text:span text:style-name="T1"/></text:p>
        </draw:line>
        <draw:line draw:style-name="gr7" draw:text-style-name="P4" draw:layer="layout" svg:x1="14.093cm" svg:y1="12.736cm" svg:x2="14.093cm" svg:y2="16.948cm">
          <text:p text:style-name="P2"><text:span text:style-name="T1"/></text:p>
        </draw:line>
        <draw:frame draw:style-name="gr5" draw:text-style-name="P5" draw:layer="layout" svg:width="2.221cm" svg:height="0.828cm" svg:x="8.171cm" svg:y="14.698cm">
          <draw:text-box>
            <text:p><text:span text:style-name="T1">30 x 1</text:span></text:p>
          </draw:text-box>
        </draw:frame>
        <draw:frame draw:style-name="gr5" draw:text-style-name="P5" draw:layer="layout" svg:width="2.22cm" svg:height="0.828cm" svg:x="20.569cm" svg:y="14.698cm">
          <draw:text-box>
            <text:p><text:span text:style-name="T1">30 x 1</text:span></text:p>
          </draw:text-box>
        </draw:frame>
        <draw:frame draw:style-name="gr5" draw:text-style-name="P5" draw:layer="layout" svg:width="2.22cm" svg:height="0.828cm" svg:x="14.278cm" svg:y="14.655cm">
          <draw:text-box>
            <text:p><text:span text:style-name="T1">30 x 4</text:span></text:p>
          </draw:text-box>
        </draw:frame>
        <draw:custom-shape draw:style-name="gr8" draw:text-style-name="P3" draw:layer="layout" svg:width="9.992cm" svg:height="1.374cm" svg:x="0.77cm" svg:y="18.034cm">
          <text:p text:style-name="P2"><text:span text:style-name="T1">600 uni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071cm" svg:height="1.374cm" svg:x="23.344cm" svg:y="18.034cm">
          <text:p text:style-name="P2"><text:span text:style-name="T1">420 unit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291cm" svg:height="1.374cm" svg:x="10.762cm" svg:y="18.034cm">
          <text:p text:style-name="P2"><text:span text:style-name="T1">570 unit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291cm" svg:height="1.374cm" svg:x="17.053cm" svg:y="18.034cm">
          <text:p text:style-name="P2"><text:span text:style-name="T1">450 uni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3" draw:text-style-name="P4" draw:layer="layout" svg:x1="5.886cm" svg:y1="10.587cm" svg:x2="26.055cm" svg:y2="10.587cm">
          <text:p/>
        </draw:line>
        <draw:frame presentation:style-name="pr1" draw:layer="layout" svg:width="25.199cm" svg:height="3.506cm" svg:x="1.4cm" svg:y="0.837cm" presentation:class="title">
          <draw:text-box>
            <text:p>Rates For Advert Skip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kipping Adverts has a higher rate than the programme being watched</text:p>
              </text:list-item>
            </text:list>
          </draw:text-box>
        </draw:frame>
        <draw:custom-shape draw:style-name="gr11" draw:text-style-name="P4" draw:layer="layout" svg:width="17.8cm" svg:height="0.8cm" svg:x="6.8cm" svg:y="8.9cm">
          <text:p text:style-name="P2"><text:span text:style-name="T1">Game Of Thrones (60 m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701cm" svg:height="0.828cm" svg:x="2.37cm" svg:y="9.9cm">
          <draw:text-box>
            <text:p><text:span text:style-name="T1">Programme</text:span></text:p>
          </draw:text-box>
        </draw:frame>
        <draw:frame draw:style-name="gr5" draw:text-style-name="P5" draw:layer="layout" svg:width="3.701cm" svg:height="0.828cm" svg:x="2.37cm" svg:y="12.212cm">
          <draw:text-box>
            <text:p><text:span text:style-name="T1">Rate</text:span></text:p>
          </draw:text-box>
        </draw:frame>
        <draw:custom-shape draw:style-name="gr12" draw:text-style-name="P3" draw:layer="layout" svg:width="17.8cm" svg:height="1.374cm" svg:x="6.8cm" svg:y="11.666cm">
          <text:p text:style-name="P2"><text:span text:style-name="T1">x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032cm" svg:y1="17.387cm" svg:x2="26.201cm" svg:y2="17.387cm">
          <text:p/>
        </draw:line>
        <draw:custom-shape draw:style-name="gr13" draw:text-style-name="P3" draw:layer="layout" svg:width="4.711cm" svg:height="1.374cm" svg:x="6.889cm" svg:y="16.7cm">
          <text:p text:style-name="P2"><text:span text:style-name="T1">Pr</text:span><text:span text:style-name="T1">o</text:span><text:span text:style-name="T1">gr</text:span><text:span text:style-name="T1">a</text:span><text:span text:style-name="T1">m</text:span><text:span text:style-name="T1">m</text:span><text:span text:style-name="T1">e</text:span></text:p>
          <text:p text:style-name="P2"><text:span text:style-name="T1">(1</text:span><text:span text:style-name="T1">8 </text:span><text:span text:style-name="T1">mi</text:span><text:span text:style-name="T1">ns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8cm" svg:height="1.374cm" svg:x="14cm" svg:y="16.7cm">
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e</text:span></text:p>
          <text:p text:style-name="P2"><text:span text:style-name="T1">(</text:span><text:span text:style-name="T1">1</text:span><text:span text:style-name="T1">8</text:span><text:span text:style-name="T1">m</text:span><text:span text:style-name="T1">in</text:span><text:span text:style-name="T1">s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546cm" svg:height="1.374cm" svg:x="20.2cm" svg:y="16.7cm">
          <text:p text:style-name="P2"><text:span text:style-name="T1">Pr</text:span><text:span text:style-name="T1">og</text:span><text:span text:style-name="T1">ra</text:span><text:span text:style-name="T1">m</text:span><text:span text:style-name="T1">m</text:span><text:span text:style-name="T1">e</text:span></text:p>
          <text:p text:style-name="P2"><text:span text:style-name="T1">(1</text:span><text:span text:style-name="T1">8 </text:span><text:span text:style-name="T1">mi</text:span><text:span text:style-name="T1">ns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7.8cm" svg:height="0.8cm" svg:x="6.946cm" svg:y="15.7cm">
          <text:p text:style-name="P2"><text:span text:style-name="T1">Game Of Thrones (60 m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4.613cm" svg:height="1.374cm" svg:x="20.2cm" svg:y="18.466cm">
          <text:p text:style-name="P2"><text:span text:style-name="T1">x4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643cm" svg:height="1.374cm" svg:x="6.957cm" svg:y="18.466cm">
          <text:p text:style-name="P2"><text:span text:style-name="T1">x4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01cm" svg:height="0.828cm" svg:x="2.516cm" svg:y="16.7cm">
          <draw:text-box>
            <text:p><text:span text:style-name="T1">Programme</text:span></text:p>
          </draw:text-box>
        </draw:frame>
        <draw:frame draw:style-name="gr5" draw:text-style-name="P5" draw:layer="layout" svg:width="3.701cm" svg:height="0.828cm" svg:x="2.516cm" svg:y="19.012cm">
          <draw:text-box>
            <text:p><text:span text:style-name="T1">Rate</text:span></text:p>
          </draw:text-box>
        </draw:frame>
        <draw:custom-shape draw:style-name="gr18" draw:text-style-name="P3" draw:layer="layout" svg:width="4cm" svg:height="1.374cm" svg:x="13.8cm" svg:y="18.466cm">
          <text:p text:style-name="P2"><text:span text:style-name="T1">x4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4cm" svg:height="1.374cm" svg:x="11.6cm" svg:y="16.7cm">
          <text:p text:style-name="P2"><text:span text:style-name="T1">Adverts</text:span></text:p>
          <text:p text:style-name="P2"><text:span text:style-name="T1">(3mins)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2cm" svg:height="1.374cm" svg:x="11.6cm" svg:y="18.466cm">
          <text:p text:style-name="P2"><text:span text:style-name="T1">x8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4cm" svg:height="1.374cm" svg:x="17.8cm" svg:y="18.466cm">
          <text:p text:style-name="P2"><text:span text:style-name="T1">x8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1.331cm" svg:height="0.844cm" svg:x="2.4cm" svg:y="8cm">
          <draw:text-box>
            <text:p>Watching the adverts – charge (60 * 4)</text:p>
          </draw:text-box>
        </draw:frame>
        <draw:frame draw:style-name="gr21" draw:text-style-name="P6" draw:layer="layout" svg:width="20.945cm" svg:height="0.844cm" svg:x="2cm" svg:y="14.5cm">
          <draw:text-box>
            <text:p>If skipping all the adverts charged (18*4) + (3*8) + (18*4) + (3*8) + (18*4)</text:p>
          </draw:text-box>
        </draw:frame>
        <draw:custom-shape draw:style-name="gr19" draw:text-style-name="P3" draw:layer="layout" svg:width="2.4cm" svg:height="1.374cm" svg:x="17.8cm" svg:y="16.7cm">
          <text:p text:style-name="P2"><text:span text:style-name="T1">Adverts</text:span></text:p>
          <text:p text:style-name="P2"><text:span text:style-name="T1">(3min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711cm" svg:height="1.374cm" svg:x="6.743cm" svg:y="10cm">
          <text:p text:style-name="P2"><text:span text:style-name="T1">Programme</text:span></text:p>
          <text:p text:style-name="P2"><text:span text:style-name="T1">(18 min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8cm" svg:height="1.374cm" svg:x="13.854cm" svg:y="10cm">
          <text:p text:style-name="P2"><text:span text:style-name="T1">Pr</text:span><text:span text:style-name="T1">o</text:span><text:span text:style-name="T1">gr</text:span><text:span text:style-name="T1">a</text:span><text:span text:style-name="T1">m</text:span><text:span text:style-name="T1">m</text:span><text:span text:style-name="T1">e</text:span></text:p>
          <text:p text:style-name="P2"><text:span text:style-name="T1">(1</text:span><text:span text:style-name="T1">8</text:span><text:span text:style-name="T1">mi</text:span><text:span text:style-name="T1">ns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546cm" svg:height="1.374cm" svg:x="20.054cm" svg:y="10cm">
          <text:p text:style-name="P2"><text:span text:style-name="T1">Programme</text:span></text:p>
          <text:p text:style-name="P2"><text:span text:style-name="T1">(18 mins)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4cm" svg:height="1.374cm" svg:x="11.454cm" svg:y="10cm">
          <text:p text:style-name="P2"><text:span text:style-name="T1">Adverts</text:span></text:p>
          <text:p text:style-name="P2"><text:span text:style-name="T1">(3mins)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4cm" svg:height="1.374cm" svg:x="17.654cm" svg:y="10cm">
          <text:p text:style-name="P2"><text:span text:style-name="T1">Adverts</text:span></text:p>
          <text:p text:style-name="P2"><text:span text:style-name="T1">(3min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2:20:21.411947756</meta:creation-date>
    <dc:date>2018-01-19T13:44:18.220236172</dc:date>
    <meta:editing-duration>PT1H13M40S</meta:editing-duration>
    <meta:editing-cycles>15</meta:editing-cycles>
    <meta:generator>LibreOffice/5.3.5.2$Linux_X86_64 LibreOffice_project/30$Build-2</meta:generator>
    <meta:document-statistic meta:object-count="79"/>
  </office:meta>
</office:document-meta>
</file>